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0.5cm" fo:min-width="0.25cm"/>
    </style:style>
    <style:style style:name="gr2" style:family="graphic" style:parent-style-name="standard">
      <style:graphic-properties draw:stroke="none" svg:stroke-width="0.05cm" svg:stroke-color="#000000" draw:fill="hatch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2cm" svg:stroke-color="#000000" draw:marker-start-width="0.155cm" draw:marker-end-width="0.155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14cm" fo:min-width="0.23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14cm" fo:min-width="0.387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14cm" fo:min-width="0.332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14cm" fo:min-width="0.18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14cm" fo:min-width="0.37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3" style:family="paragraph">
      <loext:graphic-properties draw:fill="hatch" draw:fill-hatch-name="Black_20_45_20_Degrees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style:text-position="sub 58%"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5cm" svg:height="0.75cm" svg:x="2.5cm" svg:y="2.7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5.75cm" svg:y="2.7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2.5cm" svg:y="2.7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3.25cm" svg:y="2.5cm">
          <text:p/>
          <draw:enhanced-geometry svg:viewBox="0 0 21600 21600" draw:type="rectangle" draw:enhanced-path="M 0 0 L 21600 0 21600 21600 0 21600 0 0 Z N"/>
        </draw:custom-shape>
        <draw:polyline draw:style-name="gr3" draw:text-style-name="P4" draw:layer="layout" svg:width="0.999cm" svg:height="0.249cm" svg:x="6.5cm" svg:y="3cm" svg:viewBox="0 0 1000 250" draw:points="0,125 231,125 308,0 385,250 462,0 538,250 615,0 692,250 769,125 1000,125">
          <text:p/>
        </draw:polyline>
        <draw:custom-shape draw:style-name="gr1" draw:text-style-name="P2" draw:layer="layout" svg:width="0.75cm" svg:height="0.75cm" svg:x="9.25cm" svg:y="2.7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7.5cm" svg:y="2.7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789cm" svg:height="0.714cm" svg:x="2.511cm" svg:y="3.5cm">
          <draw:text-box>
            <text:p><text:span text:style-name="T1">x</text:span><text:span text:style-name="T2">0</text:span></text:p>
          </draw:text-box>
        </draw:frame>
        <draw:frame draw:style-name="gr5" draw:text-style-name="P5" draw:layer="layout" svg:width="1.03cm" svg:height="0.714cm" svg:x="12.45cm" svg:y="3.5cm">
          <draw:text-box>
            <text:p><text:span text:style-name="T1">x</text:span><text:span text:style-name="T2">n - 1</text:span></text:p>
          </draw:text-box>
        </draw:frame>
        <draw:line draw:style-name="gr6" draw:text-style-name="P4" draw:layer="layout" svg:x1="1.5cm" svg:y1="3.5cm" svg:x2="14.75cm" svg:y2="3.5cm">
          <text:p/>
        </draw:line>
        <draw:frame draw:style-name="gr7" draw:text-style-name="P5" draw:layer="layout" svg:width="0.882cm" svg:height="0.714cm" svg:x="5.712cm" svg:y="3.5cm">
          <draw:text-box>
            <text:p><text:span text:style-name="T1">x</text:span><text:span text:style-name="T2">i-1</text:span></text:p>
          </draw:text-box>
        </draw:frame>
        <draw:frame draw:style-name="gr8" draw:text-style-name="P5" draw:layer="layout" svg:width="0.734cm" svg:height="0.714cm" svg:x="7.513cm" svg:y="3.5cm">
          <draw:text-box>
            <text:p><text:span text:style-name="T1">x</text:span><text:span text:style-name="T2">i</text:span></text:p>
          </draw:text-box>
        </draw:frame>
        <draw:frame draw:style-name="gr9" draw:text-style-name="P5" draw:layer="layout" svg:width="1.018cm" svg:height="0.714cm" svg:x="9.314cm" svg:y="3.5cm">
          <draw:text-box>
            <text:p><text:span text:style-name="T1">x</text:span><text:span text:style-name="T2">i + 1</text:span></text:p>
          </draw:text-box>
        </draw:frame>
        <draw:polyline draw:style-name="gr3" draw:text-style-name="P4" draw:layer="layout" svg:width="0.999cm" svg:height="0.249cm" svg:x="3.25cm" svg:y="3cm" svg:viewBox="0 0 1000 250" draw:points="0,125 231,125 308,0 385,250 462,0 538,250 615,0 692,250 769,125 1000,125">
          <text:p/>
        </draw:polyline>
        <draw:polyline draw:style-name="gr3" draw:text-style-name="P4" draw:layer="layout" svg:width="0.999cm" svg:height="0.249cm" svg:x="8.25cm" svg:y="3cm" svg:viewBox="0 0 1000 250" draw:points="0,125 231,125 308,0 385,250 462,0 538,250 615,0 692,250 769,125 1000,125">
          <text:p/>
        </draw:polyline>
        <draw:polyline draw:style-name="gr3" draw:text-style-name="P4" draw:layer="layout" svg:width="0.999cm" svg:height="0.249cm" svg:x="11.5cm" svg:y="3cm" svg:viewBox="0 0 1000 250" draw:points="0,125 231,125 308,0 385,250 462,0 538,250 615,0 692,250 769,125 1000,125">
          <text:p/>
        </draw:polyline>
        <draw:frame draw:style-name="gr10" draw:text-style-name="P6" draw:layer="layout" svg:width="0.794cm" svg:height="0.645cm" svg:x="4.094cm" svg:y="2.717cm">
          <draw:text-box>
            <text:p><text:span text:style-name="T3">...</text:span></text:p>
          </draw:text-box>
        </draw:frame>
        <draw:frame draw:style-name="gr10" draw:text-style-name="P6" draw:layer="layout" svg:width="0.794cm" svg:height="0.645cm" svg:x="10.894cm" svg:y="2.718cm">
          <draw:text-box>
            <text:p><text:span text:style-name="T3">...</text:span></text:p>
          </draw:text-box>
        </draw:frame>
        <draw:polyline draw:style-name="gr3" draw:text-style-name="P4" draw:layer="layout" svg:width="0.999cm" svg:height="0.249cm" svg:x="4.75cm" svg:y="3cm" svg:viewBox="0 0 1000 250" draw:points="0,125 231,125 308,0 385,250 462,0 538,250 615,0 692,250 769,125 1000,125">
          <text:p/>
        </draw:polyline>
        <draw:polyline draw:style-name="gr3" draw:text-style-name="P4" draw:layer="layout" svg:width="0.999cm" svg:height="0.249cm" svg:x="10cm" svg:y="3cm" svg:viewBox="0 0 1000 250" draw:points="0,125 231,125 308,0 385,250 462,0 538,250 615,0 692,250 769,125 1000,125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18T14:26:30.106495930</dc:date>
    <dc:creator>Moreno Marzolla</dc:creator>
    <meta:editing-duration>PT9M46S</meta:editing-duration>
    <meta:editing-cycles>7</meta:editing-cycles>
    <meta:generator>LibreOffice/6.0.7.3$Linux_X86_64 LibreOffice_project/00m0$Build-3</meta:generator>
    <meta:document-statistic meta:object-count="21"/>
  </office:meta>
</office:document-meta>
</file>